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굴림" svg:font-family="굴림, Gulim" style:font-family-generic="modern" style:font-pitch="variable"/>
    <style:font-face style:name="돋움" svg:font-family="돋움, Dotum" style:font-family-generic="modern" style:font-pitch="variable"/>
    <style:font-face style:name="Nimbus Roman No9 L" svg:font-family="'Nimbus Roman No9 L'" style:font-family-generic="roman" style:font-pitch="variable"/>
    <style:font-face style:name="신명조" svg:font-family="신명조, 나눔명조"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d090f" officeooo:paragraph-rsid="001d090f"/>
    </style:style>
    <style:style style:name="P2" style:family="paragraph" style:parent-style-name="Standard">
      <style:paragraph-properties fo:text-align="center" style:justify-single-word="false"/>
      <style:text-properties officeooo:rsid="001d090f" officeooo:paragraph-rsid="001d090f"/>
    </style:style>
    <style:style style:name="P3" style:family="paragraph" style:parent-style-name="Standard">
      <style:paragraph-properties fo:text-align="justify" style:justify-single-word="false"/>
      <style:text-properties officeooo:rsid="001d090f" officeooo:paragraph-rsid="001d090f"/>
    </style:style>
    <style:style style:name="P4" style:family="paragraph" style:parent-style-name="Standard">
      <style:paragraph-properties fo:text-align="justify" style:justify-single-word="false"/>
      <style:text-properties officeooo:rsid="001d090f" officeooo:paragraph-rsid="001e55b7"/>
    </style:style>
    <style:style style:name="P5" style:family="paragraph" style:parent-style-name="Standard">
      <style:paragraph-properties fo:text-align="justify" style:justify-single-word="false"/>
      <style:text-properties officeooo:rsid="001d090f" officeooo:paragraph-rsid="0021479e"/>
    </style:style>
    <style:style style:name="P6" style:family="paragraph" style:parent-style-name="Standard">
      <style:paragraph-properties fo:text-align="justify" style:justify-single-word="false"/>
      <style:text-properties officeooo:rsid="001d090f" officeooo:paragraph-rsid="0024bab9"/>
    </style:style>
    <style:style style:name="P7" style:family="paragraph" style:parent-style-name="Standard">
      <style:text-properties fo:font-size="20pt" fo:text-shadow="1pt 1pt" style:text-underline-style="solid" style:text-underline-type="double" style:text-underline-width="auto" style:text-underline-color="font-color" officeooo:paragraph-rsid="001e55b7" style:font-name-asian="신명조" style:font-size-asian="20pt"/>
    </style:style>
    <style:style style:name="P8" style:family="paragraph" style:parent-style-name="Standard">
      <style:text-properties fo:font-size="20pt" fo:text-shadow="1pt 1pt" style:text-underline-style="solid" style:text-underline-width="auto" style:text-underline-color="font-color" officeooo:paragraph-rsid="001e55b7" style:font-size-asian="20pt"/>
    </style:style>
    <style:style style:name="P9" style:family="paragraph" style:parent-style-name="Standard">
      <style:text-properties fo:font-size="20pt" style:text-underline-style="solid" style:text-underline-type="double" style:text-underline-width="auto" style:text-underline-color="font-color" officeooo:paragraph-rsid="001e55b7" style:font-name-asian="신명조" style:font-size-asian="20pt"/>
    </style:style>
    <style:style style:name="P10" style:family="paragraph" style:parent-style-name="Standard">
      <style:text-properties fo:font-size="20pt" style:text-underline-style="solid" style:text-underline-width="auto" style:text-underline-color="font-color" officeooo:paragraph-rsid="001e55b7" style:font-size-asian="20pt"/>
    </style:style>
    <style:style style:name="P11" style:family="paragraph" style:parent-style-name="Standard">
      <style:paragraph-properties fo:text-align="center" style:justify-single-word="false"/>
      <style:text-properties fo:font-size="20pt" officeooo:rsid="001d090f" officeooo:paragraph-rsid="001d090f" style:font-size-asian="20pt" style:font-size-complex="20pt"/>
    </style:style>
    <style:style style:name="P12" style:family="paragraph" style:parent-style-name="Standard">
      <style:paragraph-properties fo:text-align="justify" style:justify-single-word="false"/>
      <style:text-properties officeooo:rsid="001e55b7" officeooo:paragraph-rsid="001e55b7"/>
    </style:style>
    <style:style style:name="P13" style:family="paragraph" style:parent-style-name="Standard">
      <style:paragraph-properties fo:text-align="justify" style:justify-single-word="false"/>
      <style:text-properties officeooo:rsid="00200e15" officeooo:paragraph-rsid="00200e15"/>
    </style:style>
    <style:style style:name="P14" style:family="paragraph" style:parent-style-name="Standard">
      <style:paragraph-properties fo:text-align="justify" style:justify-single-word="false"/>
      <style:text-properties officeooo:rsid="00200e15" officeooo:paragraph-rsid="0024bab9"/>
    </style:style>
    <style:style style:name="P15" style:family="paragraph" style:parent-style-name="Standard">
      <style:paragraph-properties fo:text-align="justify" style:justify-single-word="false"/>
      <style:text-properties officeooo:rsid="0021479e" officeooo:paragraph-rsid="0021479e"/>
    </style:style>
    <style:style style:name="P16" style:family="paragraph" style:parent-style-name="Standard">
      <style:paragraph-properties fo:text-align="justify" style:justify-single-word="false"/>
      <style:text-properties officeooo:rsid="0021479e" officeooo:paragraph-rsid="001d090f"/>
    </style:style>
    <style:style style:name="P17" style:family="paragraph" style:parent-style-name="Standard">
      <style:paragraph-properties fo:text-align="justify" style:justify-single-word="false"/>
      <style:text-properties officeooo:rsid="0021479e" officeooo:paragraph-rsid="0024bab9"/>
    </style:style>
    <style:style style:name="P18" style:family="paragraph" style:parent-style-name="Standard">
      <style:paragraph-properties fo:text-align="justify" style:justify-single-word="false"/>
      <style:text-properties officeooo:rsid="0024bab9" officeooo:paragraph-rsid="0024bab9"/>
    </style:style>
    <style:style style:name="P19" style:family="paragraph" style:parent-style-name="Standard">
      <style:paragraph-properties fo:text-align="justify" style:justify-single-word="false"/>
      <style:text-properties officeooo:rsid="00269617" officeooo:paragraph-rsid="00269617"/>
    </style:style>
    <style:style style:name="P20" style:family="paragraph" style:parent-style-name="Standard">
      <style:paragraph-properties fo:text-align="justify" style:justify-single-word="false"/>
      <style:text-properties officeooo:rsid="00269617" officeooo:paragraph-rsid="0027d848"/>
    </style:style>
    <style:style style:name="P21" style:family="paragraph" style:parent-style-name="Standard">
      <style:paragraph-properties fo:text-align="justify" style:justify-single-word="false"/>
      <style:text-properties officeooo:rsid="00269617" officeooo:paragraph-rsid="00286eb6"/>
    </style:style>
    <style:style style:name="P22" style:family="paragraph" style:parent-style-name="Standard">
      <style:paragraph-properties fo:text-align="justify" style:justify-single-word="false"/>
      <style:text-properties fo:font-size="15pt" officeooo:rsid="00269617" officeooo:paragraph-rsid="00269617" style:font-size-asian="15pt" style:font-size-complex="15pt"/>
    </style:style>
    <style:style style:name="P23" style:family="paragraph" style:parent-style-name="Standard">
      <style:paragraph-properties fo:text-align="justify" style:justify-single-word="false"/>
      <style:text-properties officeooo:rsid="0027d848" officeooo:paragraph-rsid="0027d848"/>
    </style:style>
    <style:style style:name="P24" style:family="paragraph" style:parent-style-name="Standard">
      <style:paragraph-properties fo:text-align="justify" style:justify-single-word="false"/>
      <style:text-properties officeooo:rsid="00286eb6" officeooo:paragraph-rsid="00286eb6"/>
    </style:style>
    <style:style style:name="P25" style:family="paragraph" style:parent-style-name="Standard">
      <style:paragraph-properties fo:margin-left="0cm" fo:margin-right="0cm" fo:text-align="justify" style:justify-single-word="false" fo:text-indent="8.467cm" style:auto-text-indent="false"/>
      <style:text-properties officeooo:rsid="001e55b7" officeooo:paragraph-rsid="001e55b7"/>
    </style:style>
    <style:style style:name="P26" style:family="paragraph" style:parent-style-name="Standard">
      <style:paragraph-properties fo:margin-left="0cm" fo:margin-right="0cm" fo:text-align="justify" style:justify-single-word="false" fo:text-indent="5.08cm" style:auto-text-indent="false"/>
      <style:text-properties officeooo:paragraph-rsid="001e55b7"/>
    </style:style>
    <style:style style:name="P27" style:family="paragraph" style:parent-style-name="Standard" style:master-page-name="Standard">
      <style:paragraph-properties style:page-number="auto"/>
      <style:text-properties fo:font-size="20pt" fo:text-shadow="1pt 1pt" style:text-underline-style="solid" style:text-underline-type="double" style:text-underline-width="auto" style:text-underline-color="font-color" officeooo:rsid="001e55b7" officeooo:paragraph-rsid="001e55b7" style:font-name-asian="굴림" style:font-size-asian="20pt"/>
    </style:style>
    <style:style style:name="P28" style:family="paragraph" style:parent-style-name="Heading_20_1">
      <style:text-properties fo:text-shadow="1pt 1pt" officeooo:paragraph-rsid="001e55b7"/>
    </style:style>
    <style:style style:name="T1" style:family="text">
      <style:text-properties style:font-name="돋움" fo:font-size="24pt" style:font-name-asian="돋움" style:font-size-asian="24pt" style:font-name-complex="돋움"/>
    </style:style>
    <style:style style:name="T2" style:family="text">
      <style:text-properties style:font-name="돋움" fo:font-size="24pt" style:font-name-asian="돋움" style:font-size-asian="24pt" style:font-name-complex="돋움"/>
    </style:style>
    <style:style style:name="T3" style:family="text">
      <style:text-properties style:font-name="돋움" fo:font-size="24pt" officeooo:rsid="001e55b7" style:font-name-asian="돋움" style:font-size-asian="24pt" style:font-name-complex="돋움"/>
    </style:style>
    <style:style style:name="T4" style:family="text">
      <style:text-properties style:font-name="돋움" fo:font-size="24pt" officeooo:rsid="001e55b7" style:font-name-asian="돋움" style:font-size-asian="24pt" style:font-name-complex="돋움"/>
    </style:style>
    <style:style style:name="T5" style:family="text">
      <style:text-properties style:font-name="돋움" fo:font-size="18pt" style:font-name-asian="돋움" style:font-size-asian="18pt" style:font-name-complex="돋움"/>
    </style:style>
    <style:style style:name="T6" style:family="text">
      <style:text-properties style:font-name="돋움" fo:font-size="20pt" style:font-name-asian="돋움" style:font-size-asian="20pt" style:font-name-complex="돋움"/>
    </style:style>
    <style:style style:name="T7" style:family="text">
      <style:text-properties fo:font-size="20pt" style:text-underline-style="solid" style:text-underline-type="double" style:text-underline-width="auto" style:text-underline-color="font-color" style:font-name-asian="신명조" style:font-size-asian="20pt"/>
    </style:style>
    <style:style style:name="T8" style:family="text">
      <style:text-properties officeooo:rsid="001e55b7"/>
    </style:style>
    <style:style style:name="T9" style:family="text">
      <style:text-properties officeooo:rsid="00200e15"/>
    </style:style>
    <style:style style:name="T10" style:family="text">
      <style:text-properties officeooo:rsid="0024bab9"/>
    </style:style>
    <style:style style:name="T11" style:family="text">
      <style:text-properties officeooo:rsid="002581e2"/>
    </style:style>
    <style:style style:name="T12" style:family="text">
      <style:text-properties fo:font-size="15pt" style:font-size-asian="15pt" style:font-size-complex="15pt"/>
    </style:style>
    <style:style style:name="T13" style:family="text">
      <style:text-properties fo:font-size="15pt" officeooo:rsid="00286eb6" style:font-size-asian="15pt" style:font-size-complex="15pt"/>
    </style:style>
    <style:style style:name="T14" style:family="text">
      <style:text-properties officeooo:rsid="002704c9"/>
    </style:style>
    <style:style style:name="T15" style:family="text">
      <style:text-properties officeooo:rsid="0027d848"/>
    </style:style>
    <style:style style:name="T16" style:family="text">
      <style:text-properties officeooo:rsid="00286eb6"/>
    </style:style>
    <style:style style:name="T17" style:family="text">
      <style:text-properties officeooo:rsid="002974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창업연계공학설계입문</text:p>
      <text:p text:style-name="P7"/>
      <text:p text:style-name="P9"/>
      <text:h text:style-name="P28" text:outline-level="1">REPORT</text:h>
      <text:p text:style-name="P8"/>
      <text:p text:style-name="P10"/>
      <text:p text:style-name="P10"/>
      <text:p text:style-name="P10"/>
      <text:p text:style-name="P10"/>
      <text:p text:style-name="P10"/>
      <text:p text:style-name="P10"/>
      <text:p text:style-name="P10"/>
      <text:p text:style-name="P10"/>
      <text:p text:style-name="P10"/>
      <text:p text:style-name="P10"/>
      <text:p text:style-name="P26"><text:span text:style-name="T1">교과명 : 창업연계공학설계입문</text:span></text:p>
      <text:p text:style-name="P26"><text:span text:style-name="T1">과제명 : </text:span><text:span text:style-name="T3">ㄱㄴ 장애물 회피</text:span></text:p>
      <text:p text:style-name="P26"><text:span text:style-name="T1">교수명 : 한광수 </text:span><text:span text:style-name="T5">교수님</text:span></text:p>
      <text:p text:style-name="P26"><text:span text:style-name="T1">제출일 : 20</text:span><text:span text:style-name="T1">1</text:span><text:span text:style-name="T3">7</text:span><text:span text:style-name="T1">. </text:span><text:span text:style-name="T3">11</text:span><text:span text:style-name="T1">. </text:span><text:span text:style-name="T1">1(수)</text:span></text:p>
      <text:p text:style-name="P26"><text:span text:style-name="T1">제출자 : </text:span><text:span text:style-name="T6">소프트웨어전공</text:span></text:p>
      <text:p text:style-name="P25"><text:span text:style-name="T1">20132885 손태선</text:span></text:p>
      <text:p text:style-name="P2"/>
      <text:p text:style-name="P2"/>
      <text:p text:style-name="P2"/>
      <text:p text:style-name="P2"/>
      <text:p text:style-name="P2"/>
      <text:p text:style-name="P2"/>
      <text:p text:style-name="P2"/>
      <text:p text:style-name="P2"/>
      <text:p text:style-name="P2"><text:soft-page-break/></text:p>
      <text:p text:style-name="P2"/>
      <text:p text:style-name="P4">필요한 거 </text:p>
      <text:p text:style-name="P4">목차</text:p>
      <text:p text:style-name="P1"/>
      <text:p text:style-name="P1"/>
      <text:p text:style-name="P1">머릿말</text:p>
      <text:p text:style-name="P12">rc카 개조 및 구동 전 예상되는 문제점,</text:p>
      <text:p text:style-name="P1"/>
      <text:p text:style-name="P1">본문</text:p>
      <text:p text:style-name="P1">1. 조립과정(4발→3발)</text:p>
      <text:p text:style-name="P13">1)3발 조립과정</text:p>
      <text:p text:style-name="P13">2)circuit</text:p>
      <text:p text:style-name="P1"/>
      <text:p text:style-name="P4">2. 모듈 구현 과정</text:p>
      <text:p text:style-name="P4">내가 필요로 하는 모듈 <text:span text:style-name="T9">car 만들기</text:span></text:p>
      <text:p text:style-name="P13">필요한 기능(함수)</text:p>
      <text:p text:style-name="P13">더미들로 만든 함수의 껍데기</text:p>
      <text:p text:style-name="P13">core 함수</text:p>
      <text:p text:style-name="P13">core 함수 테스트</text:p>
      <text:p text:style-name="P13">core 함수 이외의 함수들 구현</text:p>
      <text:p text:style-name="P13">모듈 연결</text:p>
      <text:p text:style-name="P13">(여기서는 <text:s/>car.py에서 메인 함수 안에 구현하는 걸로 하고</text:p>
      <text:p text:style-name="P13">밑에서 driver와 car로 나누자.</text:p>
      <text:p text:style-name="P13"/>
      <text:p text:style-name="P4"/>
      <text:p text:style-name="P4">3.<text:span text:style-name="T8">driver 와 car로 나뉘는 과정 driver.py 작성</text:span></text:p>
      <text:p text:style-name="P15">car의 실제 기능 이외의 것, 또는 실제 구동을 하면서 세세히 조절해야 하는 항목들은 다 driver로 이동</text:p>
      <text:p text:style-name="P15">모듈도 이동</text:p>
      <text:p text:style-name="P15"/>
      <text:p text:style-name="P4"/>
      <text:p text:style-name="P4">4.전 후진 조율과정</text:p>
      <text:p text:style-name="P16">바닥 마다 모두 전후진 출력이 다름. 그때 그때 세팅 해야 함</text:p>
      <text:p text:style-name="P15">실행 도중 예외 상황 발생 r에-7뺀 forward에 1을 넣었더니 number error가 발생하며 바퀴가 계속 돌음</text:p>
      <text:p text:style-name="P15">예외 처리 필요성</text:p>
      <text:p text:style-name="P1"/>
      <text:p text:style-name="P1">5.스윙턴 포인트턴 조율과정</text:p>
      <text:p text:style-name="P1"/>
      <text:p text:style-name="P1"/>
      <text:p text:style-name="P1">맺음말</text:p>
      <text:p text:style-name="P5"/>
      <text:p text:style-name="P5">실제 테스트 결과</text:p>
      <text:p text:style-name="P5">다음을 위해 수정해야 할 점</text:p>
      <text:p text:style-name="P5">최종 수정 및 업데이트</text:p>
      <text:p text:style-name="P1"/>
      <text:p text:style-name="P1"/>
      <text:p text:style-name="P1"/>
      <text:p text:style-name="P1"/>
      <text:p text:style-name="P11"><text:soft-page-break/>-목 <text:s text:c="9"/>차-</text:p>
      <text:p text:style-name="P11"/>
      <text:p text:style-name="P11"/>
      <text:p text:style-name="P2"/>
      <text:p text:style-name="P18"><text:span text:style-name="T12">1. 머릿말</text:span>………………………………………………………………………………………………………1</text:p>
      <text:p text:style-name="P18"/>
      <text:p text:style-name="P18"/>
      <text:p text:style-name="P18"/>
      <text:p text:style-name="P18"/>
      <text:p text:style-name="P18"><text:span text:style-name="T12">2. 본문 </text:span>…………………………………………………………………………………………………………2</text:p>
      <text:p text:style-name="P6"/>
      <text:p text:style-name="P6"/>
      <text:p text:style-name="P6"/>
      <text:p text:style-name="P6"/>
      <text:p text:style-name="P6"><text:tab/>1<text:span text:style-name="T10">)</text:span>. 조립과정(4바퀴→3바퀴)</text:p>
      <text:p text:style-name="P14"><text:tab/><text:tab/>1-<text:span text:style-name="T10">1. </text:span>3바퀴 구동체 조립과정</text:p>
      <text:p text:style-name="P14"><text:tab/><text:tab/><text:span text:style-name="T10">1-2. </text:span>circuit</text:p>
      <text:p text:style-name="P6"/>
      <text:p text:style-name="P6"><text:tab/>2<text:span text:style-name="T10">)</text:span>. 모듈 구현 과정</text:p>
      <text:p text:style-name="P6"><text:tab/><text:tab/><text:span text:style-name="T10">2-1. car module</text:span></text:p>
      <text:p text:style-name="P6"><text:tab/><text:tab/><text:span text:style-name="T11">2-2. ultra module</text:span></text:p>
      <text:p text:style-name="P14"><text:tab/><text:tab/><text:span text:style-name="T11">2-3. module 연결</text:span></text:p>
      <text:p text:style-name="P6"/>
      <text:p text:style-name="P6"><text:tab/>3<text:span text:style-name="T10">)</text:span>.<text:span text:style-name="T11">car를 운전하는 driver.py 구현</text:span></text:p>
      <text:p text:style-name="P17"/>
      <text:p text:style-name="P6"/>
      <text:p text:style-name="P6"><text:tab/>4<text:span text:style-name="T10">)</text:span>.전 후진 구현 및 조율</text:p>
      <text:p text:style-name="P6"/>
      <text:p text:style-name="P17"/>
      <text:p text:style-name="P6"><text:tab/>5<text:span text:style-name="T10">)</text:span>.스윙턴, 포인트턴 구현 및 조율</text:p>
      <text:p text:style-name="P6"/>
      <text:p text:style-name="P6"/>
      <text:p text:style-name="P6"><text:tab/><text:span text:style-name="T17">6)실제 테스트 과정</text:span></text:p>
      <text:p text:style-name="P6"/>
      <text:p text:style-name="P18"><text:span text:style-name="T12">3. 맺음말</text:span>………………………………………………………………………………………………………<text:span text:style-name="T11">3</text:span></text:p>
      <text:p text:style-name="P2"/>
      <text:p text:style-name="P2"/>
      <text:p text:style-name="P1"/>
      <text:p text:style-name="P1"/>
      <text:p text:style-name="P1"/>
      <text:p text:style-name="P1"/>
      <text:p text:style-name="P1"/>
      <text:p text:style-name="P1"/>
      <text:p text:style-name="P1"/>
      <text:p text:style-name="P1"/>
      <text:p text:style-name="P1"><text:soft-page-break/></text:p>
      <text:p text:style-name="P1"/>
      <text:p text:style-name="P22">1.머릿말</text:p>
      <text:p text:style-name="P19"/>
      <text:p text:style-name="P24">시작 전의 유의점.</text:p>
      <text:p text:style-name="P20"><text:s/>우리의 최종 목표는 검은색 선을 따라 알아서 이동하는 자율 주행 구동체를 만드는 것이다. 그러나 이를 수행하기에 카메라를 이용한 탐색 방식에 어려움이 있어, 개조를 시행하기로 하였다. 이제, 직접 상하좌우를 조절하는 카메라 대신 항시 바닥을 탐색해 바로 밑에 검은 선이 있는 지 확인 할 수 있는 5방향 추적 센서를 사용한다. <text:s/>더 나아가 기존의 방향을 조율하는 앞바퀴 두 개를 결합 해제하고 볼 캐스터를 사용해 <text:span text:style-name="T15">3바퀴 형태의 구동체로 개조 할 것이다. 방향 전환은 좌우 모터의 출력에 차이를 둠으로써 가능하게 한다.</text:span></text:p>
      <text:p text:style-name="P20"/>
      <text:p text:style-name="P21"><text:s/>이런 변화에 대해 상당히 고민할 거리가 많긴 하다. 현재 거리에 다니는 실제 자동차는 모두 하나의 엔진에서 동시에 전륜 또는 후륜(차에 따라 4륜 모두)에 동력을 전달하기에 전진시 좌우의 출력이 동일하다. 그러나 위와같은 좌우 바퀴에 서로 다른 모터에서 동력을 전달하는 것은 양 바퀴에 정확히 동일한 출력을 주는 것이 가능할까 에 대한 의문을 떠올리게 하고 방향 전환에 대해서도 비슷한 의구심을 느낀다.</text:p>
      <text:p text:style-name="P21"/>
      <text:p text:style-name="P21"><text:s/>해결하기 위한 방안은 좌우 모터의 출력값의 차이만큼 한쪽 모터의 속력을 줄이거나 늘리는 것일 것이다. 바퀴의 나사 조임이 영향을 끼칠 수 있다 라는 의견을 들었으나, 뒷바퀴에는 나사가 전혀 사용되지 않았다. 하지만 뒷 바퀴를 끼울 때 너무 꽉 눌러 끼우면 돌아갈 때 모터를 본체에 고정한 볼트가 바퀴 휠 을 긁어 마찰이 생긴 다는 것을 알게되었다. 이러한 변수들을 하나하나 고려해 이번 목표 과제인 ㄱㄴ장애물 회피 를 수행 할 것이다.</text:p>
      <text:p text:style-name="P21"/>
      <text:p text:style-name="P21"/>
      <text:p text:style-name="P21"/>
      <text:p text:style-name="P21"/>
      <text:p text:style-name="P21"><text:span text:style-name="T13">2</text:span><text:span text:style-name="T12">.분문</text:span></text:p>
      <text:p text:style-name="P24">1)조립과정</text:p>
      <text:p text:style-name="P21"/>
      <text:p text:style-name="P21"/>
      <text:p text:style-name="P21"/>
      <text:p text:style-name="P21"/>
      <text:p text:style-name="P20"/>
      <text:p text:style-name="P20"/>
      <text:p text:style-name="P20"/>
      <text:p text:style-name="P20"/>
      <text:p text:style-name="P20"/>
      <text:p text:style-name="P20"/>
      <text:p text:style-name="P20"/>
      <text:p text:style-name="P20"/>
      <text:p text:style-name="P20">이건 본문에서</text:p>
      <text:p text:style-name="P20">이 ‘<text:span text:style-name="T14">5방향 적외선 추적 트래킹 센서 모듈(이하 추적 센서)’ 는 </text:span></text:p>
      <text:p text:style-name="P19"/>
      <text:p text:style-name="P19"/>
      <text:p text:style-name="P19">-추적 센서</text:p>
      <text:p text:style-name="P19"/>
      <text:p text:style-name="P19">-볼 캐스터</text:p>
      <text:p text:style-name="P19"/>
      <text:p text:style-name="P23">-RGB센</text:p>
      <text:p text:style-name="P19"><text:soft-page-break/></text:p>
      <text:p text:style-name="P19"/>
      <text:p text:style-name="P19"/>
      <text:p text:style-name="P19">기존의 4륜으로 구동하며 앞바퀴의 회정으로만 방향을 정하던 구동체에서 벗어나 앞 바퀴 두개 대신 볼 캐스터를 장착해</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굴림" svg:font-family="굴림, Gulim" style:font-family-generic="modern" style:font-pitch="variable"/>
    <style:font-face style:name="돋움" svg:font-family="돋움, Dotum" style:font-family-generic="modern" style:font-pitch="variable"/>
    <style:font-face style:name="Nimbus Roman No9 L" svg:font-family="'Nimbus Roman No9 L'" style:font-family-generic="roman" style:font-pitch="variable"/>
    <style:font-face style:name="신명조" svg:font-family="신명조, 나눔명조"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856cm"/>
        </style:tab-stops>
      </style:paragraph-properties>
      <style:text-properties fo:font-size="72pt" style:text-underline-style="solid" style:text-underline-type="double" style:text-underline-width="auto" style:text-underline-color="font-color" style:font-name-asian="신명조" style:font-family-asian="신명조, 나눔명조" style:font-family-generic-asian="roman" style:font-pitch-asian="variable" style:font-size-asian="7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6:54:10.361264828</meta:creation-date>
    <dc:date>2017-11-01T18:06:12.589002933</dc:date>
    <meta:editing-duration>PT53M7S</meta:editing-duration>
    <meta:editing-cycles>13</meta:editing-cycles>
    <meta:generator>LibreOffice/5.1.6.2$Linux_X86_64 LibreOffice_project/10m0$Build-2</meta:generator>
    <meta:document-statistic meta:table-count="0" meta:image-count="0" meta:object-count="0" meta:page-count="5" meta:paragraph-count="66" meta:word-count="1156" meta:character-count="1856" meta:non-whitespace-character-count="1450"/>
  </office:meta>
</office:document-meta>
</file>